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27919c" officeooo:paragraph-rsid="0027919c"/>
    </style:style>
    <style:style style:name="P10" style:family="paragraph" style:parent-style-name="Standard">
      <style:text-properties officeooo:rsid="0027f64e" officeooo:paragraph-rsid="0027f64e"/>
    </style:style>
    <style:style style:name="P11" style:family="paragraph" style:parent-style-name="Standard">
      <style:text-properties officeooo:rsid="001d79b2" officeooo:paragraph-rsid="0027059c"/>
    </style:style>
    <style:style style:name="P12" style:family="paragraph" style:parent-style-name="Standard">
      <style:text-properties officeooo:rsid="002967e2" officeooo:paragraph-rsid="002967e2"/>
    </style:style>
    <style:style style:name="P13" style:family="paragraph" style:parent-style-name="Standard">
      <style:text-properties officeooo:rsid="002b4ac7" officeooo:paragraph-rsid="002b4ac7"/>
    </style:style>
    <style:style style:name="P14" style:family="paragraph" style:parent-style-name="Standard">
      <style:text-properties officeooo:rsid="002f342c" officeooo:paragraph-rsid="002f342c"/>
    </style:style>
    <style:style style:name="P15" style:family="paragraph" style:parent-style-name="Standard">
      <style:text-properties officeooo:rsid="003194d5" officeooo:paragraph-rsid="003194d5"/>
    </style:style>
    <style:style style:name="P16" style:family="paragraph" style:parent-style-name="Standard">
      <style:text-properties officeooo:rsid="00328fe1" officeooo:paragraph-rsid="00328fe1"/>
    </style:style>
    <style:style style:name="P17" style:family="paragraph" style:parent-style-name="Standard">
      <style:text-properties officeooo:rsid="003417b9" officeooo:paragraph-rsid="003417b9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7f64e"/>
    </style:style>
    <style:style style:name="T6" style:family="text">
      <style:text-properties officeooo:rsid="002982be"/>
    </style:style>
    <style:style style:name="T7" style:family="text">
      <style:text-properties officeooo:rsid="0029b0d8"/>
    </style:style>
    <style:style style:name="T8" style:family="text">
      <style:text-properties officeooo:rsid="003516a1"/>
    </style:style>
    <style:style style:name="T9" style:family="text">
      <style:text-properties officeooo:rsid="0036b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11"><text:tab/><text:tab/><text:tab/>implement dedicated array cal_string[12]</text:p>
      <text:p text:style-name="P3"/>
      <text:p text:style-name="P4">Projects <text:span text:style-name="T2">checked </text:span></text:p>
      <text:p text:style-name="P4">5A <text:span text:style-name="T3">OK<text:tab/></text:span></text:p>
      <text:p text:style-name="P4">5B <text:span text:style-name="T4">OK<text:tab/></text:span></text:p>
      <text:p text:style-name="P5">5C <text:span text:style-name="T3">OK<text:tab/></text:span></text:p>
      <text:p text:style-name="P6">5D OK<text:tab/></text:p>
      <text:p text:style-name="P7">5E OK</text:p>
      <text:p text:style-name="P8">5F OK</text:p>
      <text:p text:style-name="P8"/>
      <text:p text:style-name="P8"/>
      <text:p text:style-name="P9">6<text:span text:style-name="T9">A OK</text:span></text:p>
      <text:p text:style-name="P10">6B <text:span text:style-name="T9">OK</text:span></text:p>
      <text:p text:style-name="P10">6C <text:span text:style-name="T8">OK</text:span></text:p>
      <text:p text:style-name="P12">6D <text:span text:style-name="T7">OK</text:span></text:p>
      <text:p text:style-name="P13">6E OK</text:p>
      <text:p text:style-name="P14">6F OK</text:p>
      <text:p text:style-name="P15">6G OK</text:p>
      <text:p text:style-name="P15">6H OK</text:p>
      <text:p text:style-name="P16">6L OK</text:p>
      <text:p text:style-name="P17">6M OK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02T17:30:05.959000000</dc:date>
    <meta:editing-duration>PT5H1M44S</meta:editing-duration>
    <meta:editing-cycles>23</meta:editing-cycles>
    <meta:document-statistic meta:table-count="0" meta:image-count="0" meta:object-count="0" meta:page-count="1" meta:paragraph-count="25" meta:word-count="72" meta:character-count="383" meta:non-whitespace-character-count="314"/>
  </office:meta>
</office:document-meta>
</file>